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46b9" officeooo:paragraph-rsid="001046b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0pt" fo:font-weight="bold" officeooo:rsid="001046b9" officeooo:paragraph-rsid="001046b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1046b9" officeooo:paragraph-rsid="001046b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11b63a" officeooo:paragraph-rsid="0011dae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1b63a" officeooo:paragraph-rsid="0011dae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1daec" officeooo:paragraph-rsid="0011dae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52737" officeooo:paragraph-rsid="00152737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52737" officeooo:paragraph-rsid="0015273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8558e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8558e" officeooo:paragraph-rsid="0018558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9a19b" officeooo:paragraph-rsid="0019a19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b4af3" officeooo:paragraph-rsid="001b4af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dc42a" officeooo:paragraph-rsid="001de66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18558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19a19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152737" officeooo:paragraph-rsid="00152737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1d388f" officeooo:paragraph-rsid="001de667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208a97" officeooo:paragraph-rsid="00208a9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f8e42" officeooo:paragraph-rsid="001f8e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3667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45be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6c51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7548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279e4" officeooo:paragraph-rsid="002c1f6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f8e42" officeooo:paragraph-rsid="001f8e42" style:font-size-asian="11pt" style:font-weight-asian="normal" style:font-size-complex="11pt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1de667" fo:background-color="transparent" loext:char-shading-value="0" style:font-weight-asian="bold" style:font-weight-complex="bold"/>
    </style:style>
    <style:style style:name="T5" style:family="text">
      <style:text-properties fo:font-weight="bold" officeooo:rsid="0019a19b" fo:background-color="transparent" loext:char-shading-value="0" style:font-weight-asian="bold" style:font-weight-complex="bold"/>
    </style:style>
    <style:style style:name="T6" style:family="text">
      <style:text-properties officeooo:rsid="0011daec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1daec" fo:background-color="transparent" loext:char-shading-value="0"/>
    </style:style>
    <style:style style:name="T9" style:family="text">
      <style:text-properties officeooo:rsid="00152737" fo:background-color="transparent" loext:char-shading-value="0"/>
    </style:style>
    <style:style style:name="T10" style:family="text">
      <style:text-properties officeooo:rsid="001b4af3" fo:background-color="transparent" loext:char-shading-value="0"/>
    </style:style>
    <style:style style:name="T11" style:family="text">
      <style:text-properties officeooo:rsid="0019a19b" fo:background-color="transparent" loext:char-shading-value="0"/>
    </style:style>
    <style:style style:name="T12" style:family="text">
      <style:text-properties officeooo:rsid="001de667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3667a" fo:background-color="transparent" loext:char-shading-value="0"/>
    </style:style>
    <style:style style:name="T15" style:family="text">
      <style:text-properties officeooo:rsid="00245be6" fo:background-color="transparent" loext:char-shading-value="0"/>
    </style:style>
    <style:style style:name="T16" style:family="text">
      <style:text-properties fo:background-color="#cccccc" loext:char-shading-value="0"/>
    </style:style>
    <style:style style:name="T17" style:family="text">
      <style:text-properties officeooo:rsid="0011daec" fo:background-color="#cccccc" loext:char-shading-value="0"/>
    </style:style>
    <style:style style:name="T18" style:family="text">
      <style:text-properties fo:background-color="#2a6099" loext:char-shading-value="0"/>
    </style:style>
    <style:style style:name="T19" style:family="text">
      <style:text-properties officeooo:rsid="0011daec" fo:background-color="#2a6099" loext:char-shading-value="0"/>
    </style:style>
    <style:style style:name="T20" style:family="text">
      <style:text-properties officeooo:rsid="0011daec" fo:background-color="#ffff38" loext:char-shading-value="0"/>
    </style:style>
    <style:style style:name="T21" style:family="text">
      <style:text-properties officeooo:rsid="00167184" fo:background-color="#ffff38" loext:char-shading-value="0"/>
    </style:style>
    <style:style style:name="T22" style:family="text">
      <style:text-properties officeooo:rsid="0011daec" fo:background-color="#ff0000" loext:char-shading-value="0"/>
    </style:style>
    <style:style style:name="T23" style:family="text">
      <style:text-properties style:text-underline-style="solid" style:text-underline-width="auto" style:text-underline-color="font-color" officeooo:rsid="0011daec" fo:background-color="#ff0000" loext:char-shading-value="0"/>
    </style:style>
    <style:style style:name="T24" style:family="text">
      <style:text-properties style:text-underline-style="solid" style:text-underline-width="auto" style:text-underline-color="font-color" officeooo:rsid="0011daec"/>
    </style:style>
    <style:style style:name="T25" style:family="text">
      <style:text-properties officeooo:rsid="0011daec" fo:background-color="#ffff6d" loext:char-shading-value="0"/>
    </style:style>
    <style:style style:name="T26" style:family="text">
      <style:text-properties fo:font-weight="normal" officeooo:rsid="0018558e" fo:background-color="transparent" loext:char-shading-value="0" style:font-weight-asian="normal" style:font-weight-complex="normal"/>
    </style:style>
    <style:style style:name="T27" style:family="text">
      <style:text-properties fo:font-size="12pt" fo:font-weight="bold" officeooo:rsid="0018558e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52737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size="12pt" fo:font-style="normal" fo:font-weight="bold" officeooo:rsid="0018558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bold" officeooo:rsid="0015273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loext:opacity="100%" officeooo:rsid="0023667a" fo:background-color="transparent" loext:char-shading-value="0"/>
    </style:style>
    <style:style style:name="T32" style:family="text">
      <style:text-properties fo:color="#000000" loext:opacity="100%" officeooo:rsid="00245be6" fo:background-color="transparent" loext:char-shading-value="0"/>
    </style:style>
    <style:style style:name="T33" style:family="text">
      <style:text-properties fo:color="#000000" loext:opacity="100%" officeooo:rsid="00273d4c" fo:background-color="transparent" loext:char-shading-value="0"/>
    </style:style>
    <style:style style:name="T34" style:family="text">
      <style:text-properties fo:color="#000000" loext:opacity="100%" officeooo:rsid="00275487" fo:background-color="transparent" loext:char-shading-value="0"/>
    </style:style>
    <style:style style:name="T35" style:family="text">
      <style:text-properties fo:color="#000000" loext:opacity="100%" officeooo:rsid="0028fa8c" fo:background-color="transparent" loext:char-shading-value="0"/>
    </style:style>
    <style:style style:name="T36" style:family="text">
      <style:text-properties fo:color="#000000" loext:opacity="100%" fo:background-color="#ff860d" loext:char-shading-value="0"/>
    </style:style>
    <style:style style:name="T37" style:family="text">
      <style:text-properties fo:color="#000000" loext:opacity="100%" fo:font-weight="bold" officeooo:rsid="0023667a" fo:background-color="transparent" loext:char-shading-value="0" style:font-weight-asian="bold" style:font-weight-complex="bold"/>
    </style:style>
    <style:style style:name="T38" style:family="text">
      <style:text-properties fo:color="#000000" loext:opacity="100%" fo:font-weight="bold" officeooo:rsid="00245be6" fo:background-color="transparent" loext:char-shading-value="0" style:font-weight-asian="bold" style:font-weight-complex="bold"/>
    </style:style>
    <style:style style:name="T39" style:family="text">
      <style:text-properties fo:color="#000000" loext:opacity="100%" fo:font-weight="bold" officeooo:rsid="0026c51b" fo:background-color="transparent" loext:char-shading-value="0" style:font-weight-asian="bold" style:font-weight-complex="bold"/>
    </style:style>
    <style:style style:name="T40" style:family="text">
      <style:text-properties fo:color="#000000" loext:opacity="100%" fo:font-weight="bold" officeooo:rsid="00273d4c" fo:background-color="transparent" loext:char-shading-value="0" style:font-weight-asian="bold" style:font-weight-complex="bold"/>
    </style:style>
    <style:style style:name="T41" style:family="text">
      <style:text-properties fo:color="#000000" loext:opacity="100%" fo:font-weight="bold" officeooo:rsid="00275487" fo:background-color="transparent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28fa8c" fo:background-color="transparent" loext:char-shading-value="0" style:font-weight-asian="bold" style:font-weight-complex="bold"/>
    </style:style>
    <style:style style:name="T43" style:family="text">
      <style:text-properties fo:color="#000000" loext:opacity="100%" fo:font-style="italic" officeooo:rsid="00275487" fo:background-color="transparent" loext:char-shading-value="0" style:font-style-asian="italic" style:font-style-complex="italic"/>
    </style:style>
    <style:style style:name="T44" style:family="text">
      <style:text-properties fo:color="#000000" loext:opacity="100%" fo:font-style="normal" officeooo:rsid="00275487" fo:background-color="transparent" loext:char-shading-value="0" style:font-style-asian="normal" style:font-style-complex="normal"/>
    </style:style>
    <style:style style:name="T45" style:family="text">
      <style:text-properties fo:color="#000000" loext:opacity="100%" fo:font-style="normal" fo:font-weight="bold" officeooo:rsid="00275487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color="#000000" loext:opacity="100%" fo:font-style="normal" fo:font-weight="bold" officeooo:rsid="0028fa8c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background-color="#ff860d" loext:char-shading-value="0"/>
    </style:style>
    <style:style style:name="T48" style:family="text">
      <style:text-properties fo:background-color="#999999" loext:char-shading-value="0"/>
    </style:style>
    <style:style style:name="T49" style:family="text">
      <style:text-properties fo:background-color="#5983b0" loext:char-shading-value="0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101cm" draw:marker-start-width="0.504cm" draw:marker-end-width="0.504cm" draw:textarea-horizontal-align="center" draw:textarea-vertical-align="middle" fo:padding-top="0.051cm" fo:padding-bottom="0.051cm" fo:padding-left="0.051cm" fo:padding-right="0.05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top" draw:auto-grow-height="false" fo:min-height="4.209cm" fo:min-width="3.4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top" draw:auto-grow-height="false" fo:min-height="4.309cm" fo:min-width="3.4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top" draw:auto-grow-height="false" fo:min-height="4.048cm" fo:min-width="3.49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99cm" svg:stroke-color="#f10d0c" draw:marker-start-width="0.651cm" draw:marker-end-width="0.651cm" draw:textarea-horizontal-align="justify" draw:textarea-vertical-align="middle" draw:auto-grow-height="false" fo:min-height="6.729cm" fo:min-width="7.574cm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 1" draw:style-name="gr6" svg:width="10.081cm" svg:height="9.235cm" svg:x="3.314cm" svg:y="5.119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Introducción a la POO</text:p>
      <text:p text:style-name="P1"/>
      <text:p text:style-name="P2">Indice</text:p>
      <text:p text:style-name="P3">Programa orientado a objetos</text:p>
      <text:p text:style-name="P1"/>
      <text:p text:style-name="P5"><text:span text:style-name="T6">E</text:span>n el paradigma de programación orientado a objetos <text:span text:style-name="T1">puro</text:span>, un <text:span text:style-name="T1">programa</text:span> se construye en base a un conjunto de objetos que colaboran entre ellos, intercambiando datos y realizando acciones, utilizando <text:span text:style-name="T1">mensajes</text:span></text:p>
      <text:p text:style-name="P5"><text:span text:style-name="T1"/></text:p>
      <text:p text:style-name="P5"><text:span text:style-name="T6">esto puede representarse con la siguiente </text:span><text:span text:style-name="T24">expresión</text:span><text:span text:style-name="T6">:</text:span></text:p>
      <text:p text:style-name="P5"/>
      <text:p text:style-name="P4"><text:span text:style-name="T17"><text:s/></text:span><text:span text:style-name="T19">Objetos</text:span><text:span text:style-name="T17"> </text:span><text:span text:style-name="T6">+ </text:span><text:span text:style-name="T25"><text:s/></text:span><text:span text:style-name="T20">Mensaje</text:span><text:span text:style-name="T21">s</text:span><text:span text:style-name="T25"> </text:span><text:span text:style-name="T6"><text:s/>= </text:span><text:span text:style-name="T22"><text:s/></text:span><text:span text:style-name="T23">Programa</text:span><text:span text:style-name="T22"> </text:span><text:span text:style-name="T6"><text:s/></text:span><text:s/></text:p>
      <text:p text:style-name="P4"/>
      <text:p text:style-name="P6">un <text:span text:style-name="T16"><text:s/></text:span><text:span text:style-name="T18">Objeto</text:span><text:span text:style-name="T16"> </text:span><text:span text:style-name="T7"><text:s/>es una unidad de software compuesta por </text:span><text:span text:style-name="T3">propiedades</text:span><text:span text:style-name="T7"> y </text:span><text:span text:style-name="T3">métodos</text:span><text:span text:style-name="T7">, que responde a peticiones originadas de otros objetos, </text:span><text:span text:style-name="T9">y que representa una abstracción de una entidad o concepto de la realidad.</text:span></text:p>
      <text:p text:style-name="P6"><text:span text:style-name="T7"/></text:p>
      <text:p text:style-name="P7"><text:span text:style-name="T7">un</text:span><text:span text:style-name="T8"> </text:span><text:span text:style-name="T25"><text:s/></text:span><text:span text:style-name="T20">Mensaje </text:span><text:span text:style-name="T8"><text:s/></text:span><text:span text:style-name="T7">es toda interacción entre un objeto con otro, sea para recibir datos o pedir que otro objeto realice acciones. <text:s/></text:span><text:span text:style-name="T25"><text:s/></text:span><text:span text:style-name="T8"><text:s/></text:span></text:p>
      <text:p text:style-name="P7"><text:span text:style-name="T8"/></text:p>
      <text:p text:style-name="P8"><text:span text:style-name="T8">C</text:span><text:span text:style-name="T7">aracterísticas esenciales de la POO:</text:span></text:p>
      <text:p text:style-name="P8"><text:span text:style-name="T7"/></text:p>
      <text:p text:style-name="P16">1) Abstracción:</text:p>
      <text:p text:style-name="P10"><text:span text:style-name="T7">Para representar un objeto, se abstraen sus comportamientos y características </text:span><text:span text:style-name="T3">ÚTILES</text:span><text:span text:style-name="T7"> para el dominio del programa, no sirve representar la altura de una persona si el programa trata de boletos de transporte.</text:span></text:p>
      <text:p text:style-name="P10"><text:span text:style-name="T7"/></text:p>
      <text:p text:style-name="P10"><text:span text:style-name="T10">L</text:span><text:span text:style-name="T7">os objetos actuaran como agentes que realizan operaciones (métodos), informes (retorna información), cambios de estado (cambian sus propiedades) y se comunican con otros agentes.</text:span></text:p>
      <text:p text:style-name="P10"><text:span text:style-name="T7"/></text:p>
      <text:p text:style-name="P9"><text:span text:style-name="T27">2</text:span><text:span text:style-name="T28">) </text:span><text:span text:style-name="T29">E</text:span><text:span text:style-name="Emphasis"><text:span text:style-name="T30">ncapsulación</text:span></text:span><text:span text:style-name="T28">:</text:span></text:p>
      <text:p text:style-name="P11"><text:span text:style-name="T9">T</text:span><text:span text:style-name="T7">odos los elementos de una identidad hecha objeto, se reúnen dentro del mismo <text:s/></text:span><text:span text:style-name="T3">nivel de abstracción</text:span><text:span text:style-name="T7">, es decir, todas las propiedades y métodos de un objeto funcionan dentro del contexto del objeto y no pueden ser accedidos en otros contextos a no ser que sea explícitamente especificado.</text:span></text:p>
      <text:p text:style-name="P14"><text:span text:style-name="T26"/></text:p>
      <text:p text:style-name="P15"><text:span text:style-name="T5">3) M</text:span><text:span text:style-name="T2">odularidad:</text:span></text:p>
      <text:p text:style-name="P12"><text:span text:style-name="T11">L</text:span><text:span text:style-name="T7">as aplicaciones se dividen en </text:span><text:span text:style-name="T3">módulos</text:span><text:span text:style-name="T7">, generalmente cada modulo es para definir un tipo de objeto, denominados </text:span><text:span text:style-name="T3">clases.</text:span></text:p>
      <text:p text:style-name="P12"><text:span text:style-name="T3"/></text:p>
      <text:p text:style-name="P17">4) Principio de ocultación:</text:p>
      <text:p text:style-name="P13"><text:span text:style-name="T7">Cada objeto es aislado del resto, y solo puede ser interactuado a través de una interfaz definida con un protocolo para comunicarse con otros objetos, de este modo, otros objetos no pueden modificar como quieran a otros objetos, </text:span><text:span text:style-name="T12">esto generalmente se realiza mediante métodos.</text:span></text:p>
      <text:p text:style-name="P25"><text:span text:style-name="T4"/></text:p>
      <text:p text:style-name="P19"><text:span text:style-name="T4"/></text:p>
      <text:p text:style-name="P19"><text:soft-page-break/><text:span text:style-name="T4">5</text:span><text:span text:style-name="T3">) Polimorfismo:</text:span></text:p>
      <text:p text:style-name="P19"><text:span text:style-name="T7">Distintos objetos pueden responder a un mismo mensaje, distintas respuestas, que serán únicas y especificas para cada objeto.</text:span></text:p>
      <text:p text:style-name="P19"><text:span text:style-name="T7">Por ejemplo, si tenemos un objeto tipo </text:span><text:span text:style-name="T47"><text:s/></text:span><text:span text:style-name="T36">Gato </text:span><text:span text:style-name="T7"><text:s/>y un objeto tipo </text:span><text:span text:style-name="T48"><text:s/>Perro </text:span><text:span text:style-name="T7">, si llamamos a su método </text:span><text:span text:style-name="T49">Hablar</text:span><text:span text:style-name="T13">() </text:span><text:span text:style-name="T7">, uno devolverá “guau” y el otro “miau”.</text:span></text:p>
      <text:p text:style-name="P19"><text:span text:style-name="T7"/></text:p>
      <text:p text:style-name="P18"><text:span text:style-name="T7">6) Herencia:</text:span></text:p>
      <text:p text:style-name="P20"><text:span text:style-name="T7">Las diferentes clases forman una jerarquía de clasificación, donde ciertos objetos heredan propiedades y comportamientos </text:span><text:span text:style-name="T14">de clases padre o clases base.</text:span></text:p>
      <text:p text:style-name="P20"><text:span text:style-name="T14"/></text:p>
      <text:p text:style-name="P20"><text:span text:style-name="T15">S</text:span><text:span text:style-name="T14">e puede entender mejor con el siguiente </text:span><text:span text:style-name="T37">diagrama de clases:</text:span></text:p>
      <text:p text:style-name="P20"><text:span text:style-name="T37"/></text:p>
      <text:p text:style-name="P21"><draw:custom-shape text:anchor-type="paragraph" draw:z-index="1" draw:name="Forma 2" draw:style-name="gr5" draw:text-style-name="P28" svg:width="3.493cm" svg:height="4.049cm" svg:x="5.902cm" svg:y="0.113cm"><text:p text:style-name="P27"><text:span text:style-name="T50">Persona</text:span></text:p><text:p text:style-name="P27"><text:span text:style-name="T50"/></text:p><text:p text:style-name="P27"><text:span text:style-name="T50">Propiedades</text:span></text:p><text:p text:style-name="P27"><text:span text:style-name="T50">-Nombre</text:span></text:p><text:p text:style-name="P27"><text:span text:style-name="T50">-Edad</text:span></text:p><text:p text:style-name="P27"><text:span text:style-name="T50">Métodos</text:span></text:p><text:p text:style-name="P27"><text:span text:style-name="T50">-</text:span><text:span text:style-name="T51">Obtener_Nombre_Y_edad()</text:span></text:p><draw:enhanced-geometry svg:viewBox="0 0 21600 21600" draw:type="rectangle" draw:enhanced-path="M 0 0 L 21600 0 21600 21600 0 21600 0 0 Z N"/></draw:custom-shape><draw:line text:anchor-type="paragraph" draw:z-index="2" draw:name="Línea 1" draw:style-name="gr1" draw:text-style-name="P26" svg:x1="5.77cm" svg:y1="0.721cm" svg:x2="9.58cm" svg:y2="0.747cm"><text:p/></draw:line><draw:line text:anchor-type="paragraph" draw:z-index="3" draw:name="Línea vertical 1" draw:style-name="gr4" draw:text-style-name="P26" svg:x1="7.754cm" svg:y1="4.161cm" svg:x2="7.754cm" svg:y2="5.801cm"><text:p/></draw:line><draw:line text:anchor-type="paragraph" draw:z-index="4" draw:name="Línea diagonal 1" draw:style-name="gr4" draw:text-style-name="P26" svg:x1="7.595cm" svg:y1="4.32cm" svg:x2="7.754cm" svg:y2="4.161cm"><text:p/></draw:line><draw:line text:anchor-type="paragraph" draw:z-index="5" draw:name="Línea 2" draw:style-name="gr4" draw:text-style-name="P26" svg:x1="7.754cm" svg:y1="4.161cm" svg:x2="7.992cm" svg:y2="4.346cm"><text:p/></draw:line><draw:line text:anchor-type="paragraph" draw:z-index="6" draw:name="Línea horizontal 1" draw:style-name="gr4" draw:text-style-name="P26" svg:x1="4.923cm" svg:y1="5.828cm" svg:x2="10.612cm" svg:y2="5.828cm"><text:p/></draw:line><draw:line text:anchor-type="paragraph" draw:z-index="7" draw:name="Línea 3" draw:style-name="gr4" draw:text-style-name="P26" svg:x1="10.612cm" svg:y1="5.828cm" svg:x2="10.665cm" svg:y2="7.363cm"><text:p/></draw:line><draw:line text:anchor-type="paragraph" draw:z-index="8" draw:name="Línea 4" draw:style-name="gr4" draw:text-style-name="P26" svg:x1="4.923cm" svg:y1="5.828cm" svg:x2="4.923cm" svg:y2="7.204cm"><text:p/></draw:line><draw:line text:anchor-type="paragraph" draw:z-index="9" draw:name="Línea 5" draw:style-name="gr1" draw:text-style-name="P26" svg:x1="5.77cm" svg:y1="0.721cm" svg:x2="9.58cm" svg:y2="0.747cm"><text:p/></draw:line><draw:line text:anchor-type="paragraph" draw:z-index="11" draw:name="Línea 6" draw:style-name="gr1" draw:text-style-name="P26" svg:x1="2.992cm" svg:y1="7.759cm" svg:x2="6.802cm" svg:y2="7.785cm"><text:p/></draw:line><draw:line text:anchor-type="paragraph" draw:z-index="13" draw:name="Línea 7" draw:style-name="gr1" draw:text-style-name="P26" svg:x1="8.812cm" svg:y1="7.733cm" svg:x2="12.622cm" svg:y2="7.759cm"><text:p/></draw:line><text:span text:style-name="T37"><text:s text:c="161"/></text:span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draw:custom-shape text:anchor-type="paragraph" draw:z-index="10" draw:name="Forma 3" draw:style-name="gr3" draw:text-style-name="P28" svg:width="3.493cm" svg:height="4.31cm" svg:x="3.177cm" svg:y="0.309cm"><text:p text:style-name="P27"><text:span text:style-name="T50">Trabajador</text:span></text:p><text:p text:style-name="P27"><text:span text:style-name="T50"/></text:p><text:p text:style-name="P27"><text:span text:style-name="T50">Propiedades</text:span></text:p><text:p text:style-name="P27"><text:span text:style-name="T50">-Nombre</text:span></text:p><text:p text:style-name="P27"><text:span text:style-name="T50">-Edad</text:span></text:p><text:p text:style-name="P27"><text:span text:style-name="T50">-Salario</text:span></text:p><text:p text:style-name="P27"><text:span text:style-name="T50">Métodos</text:span></text:p><text:p text:style-name="P27"><text:span text:style-name="T50">-</text:span><text:span text:style-name="T51">Obtener_Nombre_Y_edad()</text:span></text:p><text:p text:style-name="P27"><text:span text:style-name="T51">-Obtener_Salario()</text:span></text:p><draw:enhanced-geometry svg:viewBox="0 0 21600 21600" draw:type="rectangle" draw:enhanced-path="M 0 0 L 21600 0 21600 21600 0 21600 0 0 Z N"/></draw:custom-shape><draw:custom-shape text:anchor-type="paragraph" draw:z-index="12" draw:name="Forma 4" draw:style-name="gr2" draw:text-style-name="P28" svg:width="3.493cm" svg:height="4.209cm" svg:x="8.971cm" svg:y="0.441cm"><text:p text:style-name="P27"><text:span text:style-name="T50">Staff</text:span></text:p><text:p text:style-name="P27"><text:span text:style-name="T50"/></text:p><text:p text:style-name="P27"><text:span text:style-name="T50">Propiedades</text:span></text:p><text:p text:style-name="P27"><text:span text:style-name="T50">-Nombre</text:span></text:p><text:p text:style-name="P27"><text:span text:style-name="T50">-Edad</text:span></text:p><text:p text:style-name="P27"><text:span text:style-name="T50">-Trabajos</text:span></text:p><text:p text:style-name="P27"><text:span text:style-name="T50">Métodos</text:span></text:p><text:p text:style-name="P27"><text:span text:style-name="T50">-</text:span><text:span text:style-name="T51">Obtener_Nombre_Y_edad()</text:span></text:p><text:p text:style-name="P27"><text:span text:style-name="T51">-Obtener_Trabajos()</text:span></text:p><draw:enhanced-geometry svg:viewBox="0 0 21600 21600" draw:type="rectangle" draw:enhanced-path="M 0 0 L 21600 0 21600 21600 0 21600 0 0 Z N"/></draw:custom-shape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1"><text:span text:style-name="T37"/></text:p>
      <text:p text:style-name="P22"><text:span text:style-name="T32">podemos ver que la clase </text:span><text:span text:style-name="T38">Persona</text:span><text:span text:style-name="T32"> es </text:span><text:span text:style-name="T38">padre</text:span><text:span text:style-name="T32"> de las </text:span><text:span text:style-name="T38">clase hijo</text:span><text:span text:style-name="T32"> </text:span><text:span text:style-name="T38">Trabajador</text:span><text:span text:style-name="T32"> y </text:span><text:span text:style-name="T38">Staff</text:span><text:span text:style-name="T31"> , </text:span><text:span text:style-name="T32">y que estos heredan propiedades y métodos de la clase </text:span><text:span text:style-name="T38">Persona.</text:span><text:span text:style-name="T32"> </text:span><text:span text:style-name="T31"><text:s text:c="6"/></text:span></text:p>
      <text:p text:style-name="P22"><text:span text:style-name="T31"/></text:p>
      <text:p text:style-name="P22"><text:span text:style-name="T39">7) <text:s/>Cohesión y Acoplamiento:</text:span></text:p>
      <text:p text:style-name="P22"><text:span text:style-name="T39"/></text:p>
      <text:p text:style-name="P23"><text:span text:style-name="T40">La cohesión</text:span><text:span text:style-name="T33"> mide la cantidad de </text:span><text:span text:style-name="T34">responsabilidades</text:span><text:span text:style-name="T33"> asignadas a cada </text:span><text:span text:style-name="T34">clase, es decir, la función que cumple en el programa, en POO se busca una </text:span><text:span text:style-name="T41">alta cohesión</text:span><text:span text:style-name="T34">, que es que cada clase una o pocas responsabilidades, es decir, que cada clase tenga bien definido su propósito.</text:span></text:p>
      <text:p text:style-name="P23"><text:span text:style-name="T34"/></text:p>
      <text:p text:style-name="P24"><text:span text:style-name="T46">E</text:span><text:span text:style-name="T45">l acoplamiento</text:span><text:span text:style-name="T34">, </text:span><text:span text:style-name="T35">mide la interdependencia de las clases entre unas y otras, es decir, que tanto necesita conocer una clase a otra para funcionar, en POO, se busca un </text:span><text:span text:style-name="T42">bajo acoplamiento</text:span><text:span text:style-name="T35">, lo que implica que las clases dependen muy poco unas sobre otras, es decir, las clases conocen el funcionamiento de otras clases, lo justo y suficiente para poder usar sus métodos, pero no sobre como se implementan estos o sobre las propiedades implicadas.</text:span><text:span text:style-name="T31"> <text:s text:c="3"/></text:span></text:p>
      <text:p text:style-name="P24"><text:soft-page-break/><text:span text:style-name="T31"><text:s text:c="58"/></text:span><text:span text:style-name="T37"><text:s text:c="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5c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5c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ff5ce" draw:opacity="10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8:26:09.048000000</meta:creation-date>
    <meta:editing-duration>PT1H1M1S</meta:editing-duration>
    <meta:editing-cycles>12</meta:editing-cycles>
    <meta:generator>LibreOffice/24.2.1.2$Windows_X86_64 LibreOffice_project/db4def46b0453cc22e2d0305797cf981b68ef5ac</meta:generator>
    <dc:date>2024-03-16T22:44:24.221000000</dc:date>
    <meta:document-statistic meta:table-count="0" meta:image-count="0" meta:object-count="0" meta:page-count="5" meta:paragraph-count="30" meta:word-count="518" meta:character-count="3490" meta:non-whitespace-character-count="2737"/>
  </office:meta>
</office:document-meta>
</file>